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p text:style-name="Text_20_body"><office:annotation><dc:creator>GDE</dc:creator><dc:date>2006-10-23T00:00:00.76</dc:date><text:p>do text if c1</text:p></office:annotation>Standard</text:p>
      <text:h text:style-name="Heading_20_1" text:outline-level="1">Last title</text:h>
      <text:p text:style-name="Text_20_body">La<office:annotation><dc:creator>Auteur inconnu</dc:creator><dc:date>2009-02-17T12:35:38.30</dc:date><text:p text:style-name="P1"><text:span text:style-name="T1">do text if c1</text:span></text:p></office:annotation>s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Gaetan Delannay</meta:initial-creator>
    <meta:creation-date>2006-10-19T09:20:48</meta:creation-date>
    <dc:date>2009-02-17T12:36:26.30</dc:date>
    <dc:language>fr-BE</dc:language>
    <meta:editing-cycles>5</meta:editing-cycles>
    <meta:editing-duration>PT5M43S</meta:editing-duration>
    <meta:document-statistic meta:table-count="0" meta:image-count="0" meta:object-count="0" meta:page-count="1" meta:paragraph-count="3" meta:word-count="5" meta:character-count="25"/>
    <meta:user-defined meta:name="Info 1"/>
    <meta:user-defined meta:name="Info 2"/>
    <meta:user-defined meta:name="Info 3"/>
    <meta:user-defined meta:name="Info 4"/>
  </office:meta>
</office:document-meta>
</file>